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27.203cm" table:align="left"/>
    </style:style>
    <style:style style:name="Tableau2.A" style:family="table-column">
      <style:table-column-properties style:column-width="27.203cm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Text_20_body">
      <style:text-properties fo:language="en" fo:country="US" officeooo:rsid="002a6eed" officeooo:paragraph-rsid="002a6eed"/>
    </style:style>
    <style:style style:name="P2" style:family="paragraph" style:parent-style-name="Text_20_body">
      <style:text-properties fo:language="en" fo:country="US" officeooo:rsid="001de546" officeooo:paragraph-rsid="002761cc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officeooo:paragraph-rsid="002761cc"/>
    </style:style>
    <style:style style:name="P5" style:family="paragraph" style:parent-style-name="Table_20_Contents">
      <style:text-properties style:use-window-font-color="true" loext:opacity="0%" style:font-name="Courier New" fo:font-size="8pt" fo:language="en" fo:country="US" officeooo:paragraph-rsid="00231482" style:font-size-asian="8pt" style:font-size-complex="8pt"/>
    </style:style>
    <style:style style:name="T1" style:family="text">
      <style:text-properties style:use-window-font-color="true" loext:opacity="0%"/>
    </style:style>
    <style:style style:name="T2" style:family="text">
      <style:text-properties officeooo:rsid="001fd775"/>
    </style:style>
    <style:style style:name="T3" style:family="text">
      <style:text-properties fo:background-color="#ff8000" loext:char-shading-value="0"/>
    </style:style>
    <style:style style:name="T4" style:family="text">
      <style:text-properties officeooo:rsid="002a6eed"/>
    </style:style>
    <style:style style:name="T5" style:family="text">
      <style:text-properties fo:language="en" fo:country="US" fo:background-color="#158466" loext:char-shading-value="0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a6eed"/>
    </style:style>
    <style:style style:name="T8" style:family="text">
      <style:text-properties fo:color="#ffffff" loext:opacity="100%"/>
    </style:style>
    <style:style style:name="T9" style:family="text">
      <style:text-properties fo:background-color="#ff8000" loext:char-shading-value="0"/>
    </style:style>
    <style:style style:name="T10" style:family="text">
      <style:text-properties fo:background-color="#1584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chapter titles share a single tilemap, stacked on top of each other.</text:p>
      <text:p text:style-name="P2"><text:span text:style-name="T1">4F00</text:span> is an empty tile (in white font for an easy view<text:span text:style-name="T2">)</text:span>.</text:p>
      <text:p text:style-name="P3"><text:span text:style-name="T3"><text:s text:c="4"/></text:span><text:tab/><text:span text:style-name="T4">Chapter #</text:span></text:p>
      <text:p text:style-name="P4"><text:span text:style-name="T5"><text:s text:c="4"/></text:span><text:span text:style-name="T6"><text:tab/></text:span><text:span text:style-name="T7">Title</text:span>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6010 6110 6210 6310 6410 6510 6610 67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7010 7110 7210 7310 7410 7510 7610 77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8010 8110 8210 8310 8410 8510 8610 87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6810 6910 6A10 6B10 6C10 6D10 6E10 6F10 9010 9110 9210 9310 9410 9510 9610 9710 9810 99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7810 7910 7A10 7B10 7C10 7D10 7E10 7F10 A010 A110 A210 A310 A410 A510 A610 A710 A810 A9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8810 8910 8A10 8B10 8C10 8D10 8E10 8F10 B010 B110 B210 B310 B410 B510 B610 B710 B810 B9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0910 0A10 0B10 0C10 0D10 0E10 0F10 00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1910 1A10 1B10 1C10 1D10 1E10 1F10 10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2910 2A10 2B10 2C10 2D10 2E10 2F10 20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9A10 9B10 9C10 9D10 9E10 9F10 C010 C110 C210 C310 C410 C510 C610 C710 C810 C9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AA10 AB10 AC10 AD10 AE10 AF10 D010 D110 D210 D310 D410 D510 D610 D710 D810 D9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BA10 BB10 BC10 BD10 BE10 BF10 E010 E110 E210 E310 E410 E510 E610 E710 E810 E9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0910 0A10 0B10 0C10 0D10 0E10 0F10 01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1910 1A10 1B10 1C10 1D10 1E10 1F10 11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2910 2A10 2B10 2C10 2D10 2E10 2F10 21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CA10 CB10 CC10 CD10 CE10 CF10 F010 F110 F210 F310 F410 F510 F610 F710 F810 F910 FA10 FB10 FC10 FD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DA10 DB10 DC10 DD10 DE10 DF10 0011 0111 0211 0311 0411 0511 0611 0711 0811 0911 0A11 0B11 0C11 0D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EA10 EB10 EC10 ED10 EE10 EF10 1011 1111 1211 1311 1411 1511 1611 1711 1811 1911 1A11 1B11 1C11 1D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0910 0A10 0B10 0C10 0D10 0E10 0F10 02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1910 1A10 1B10 1C10 1D10 1E10 1F10 12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2910 2A10 2B10 2C10 2D10 2E10 2F10 22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FE10 FF10 2011 2111 2211 2311 2411 2511 2611 2711 2811 2911 2A11 2B11 2C11 2D11 2E11 2F11 50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0E11 0F11 3011 3111 3211 3311 3411 3511 3611 3711 3811 3911 3A11 3B11 3C11 3D11 3E11 3F11 60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1E11 1F11 4011 4111 4211 4311 4411 4511 4611 4711 4811 4911 4A11 4B11 4C11 4D11 4E11 4F11 70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0910 0A10 0B10 0C10 0D10 0E10 0F10 03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1910 1A10 1B10 1C10 1D10 1E10 1F10 13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2910 2A10 2B10 2C10 2D10 2E10 2F10 23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5111 5211 5311 5411 5511 5611 5711 5811 5911 5A11 5B11 5C11 5D11 5E11 5F11 BF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6111 6211 6311 6411 6511 6611 6711 6811 6911 6A11 6B11 6C11 6D11 6E11 6F11 CF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7111 7211 7311 7411 7511 7611 7711 7811 7911 7A11 7B11 7C11 7D11 7E11 7F11 DF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0910 0A10 0B10 0C10 0D10 0E10 0F10 04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1910 1A10 1B10 1C10 1D10 1E10 1F10 14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2910 2A10 2B10 2C10 2D10 2E10 2F10 24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8011 8111 8211 8311 8411 8511 8611 8711 8811 8911 8A11 8B11 8C11 8D11 8E11 8F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9011 9111 9211 9311 9411 9511 9611 9711 9811 9911 9A11 9B11 9C11 9D11 9E11 9F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A011 A111 A211 A311 A411 A511 A611 A711 A811 A911 AA11 AB11 AC11 AD11 AE11 AF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0910 0A10 0B10 0C10 0D10 0E10 0F10 05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1910 1A10 1B10 1C10 1D10 1E10 1F10 15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2910 2A10 2B10 2C10 2D10 2E10 2F10 25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D412 B011 B111 B211 B311 B411 B511 B611 B711 B811 B911 BA11 BB11 BC11 BD11 BE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E412 C011 C111 C211 C311 C411 C511 C611 C711 C811 C911 CA11 CB11 CC11 CD11 CE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F412 D011 D111 D211 D311 D411 D511 D611 D711 D811 D911 DA11 DB11 DC11 DD11 DE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0910 0A10 0B10 0C10 0D10 0E10 0F10 06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1910 1A10 1B10 1C10 1D10 1E10 1F10 16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2910 2A10 2B10 2C10 2D10 2E10 2F10 26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E011 E111 E211 E311 E411 E511 E611 E711 E811 E911 EA11 EB11 EC11 ED11 EE11 EF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F011 F111 F211 F311 F411 F511 F611 F711 F811 F911 FA11 FB11 FC11 FD11 FE11 FF11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0012 0112 0212 0312 0412 0512 0612 0712 0812 0912 0A12 0B12 0C12 0D12 0E12 0F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0910 0A10 0B10 0C10 0D10 0E10 0F10 07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1910 1A10 1B10 1C10 1D10 1E10 1F10 17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2910 2A10 2B10 2C10 2D10 2E10 2F10 27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1012 1112 1212 1312 1412 1512 1612 1712 1812 1912 1A12 1B12 1C12 1D12 1E12 1F12 4012 4112 4212 4312 4412 4512 46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2012 2112 2212 2312 2412 2512 2612 2712 2812 2912 2A12 2B12 2C12 2D12 2E12 2F12 5012 5112 5212 5312 5412 5512 56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3012 3112 3212 3312 3412 3512 3612 3712 3812 3912 3A12 3B12 3C12 3D12 3E12 3F12 6012 6112 6212 6312 6412 6512 66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0910 0A10 0B10 0C10 0D10 0E10 0F10 08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1910 1A10 1B10 1C10 1D10 1E10 1F10 18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2910 2A10 2B10 2C10 2D10 2E10 2F10 28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4712 4812 4912 4A12 4B12 4C12 4D12 4E12 4F12 7012 7112 7212 7312 74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5712 5812 5912 5A12 5B12 5C12 5D12 5E12 5F12 8012 8112 8212 8312 84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6712 6812 6912 6A12 6B12 6C12 6D12 6E12 6F12 9012 9112 9212 9312 94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0910 0A10 0B10 0C10 0D10 0E10 0F10 3210 33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1910 1A10 1B10 1C10 1D10 1E10 1F10 4210 43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2910 2A10 2B10 2C10 2D10 2E10 2F10 5210 53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7512 7612 7712 7812 7912 7A12 7B12 7C12 7D12 7E12 7F12 A012 D2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8512 8612 8712 8812 8912 8A12 8B12 8C12 8D12 8E12 8F12 B012 E2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9512 9612 9712 9812 9912 9A12 9B12 9C12 9D12 9E12 9F12 C012 F2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3510 3610 3710 3810 3910 3A10 3B10 3C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4510 4610 4710 4810 4910 4A10 4B10 4C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9">5510 5610 5710 5810 5910 5A10 5B10 5C1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A112 A212 A312 A412 A512 A612 A712 A812 A912 AA12 AB12 AC12 AD12 AE12 AF12 D0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B112 B212 B312 B412 B512 B612 B712 B812 B912 BA12 BB12 BC12 BD12 BE12 BF12 E0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10">C112 C212 C312 C412 C512 C612 C712 C812 C912 CA12 CB12 CC12 CD12 CE12 CF12 F012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 <text:span text:style-name="T8">4F00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2cm" fo:page-height="3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22:47:01.196000000</meta:creation-date>
    <dc:date>2025-05-07T00:13:10.819000000</dc:date>
    <meta:editing-duration>PT20M57S</meta:editing-duration>
    <meta:editing-cycles>6</meta:editing-cycles>
    <meta:generator>LibreOffice/24.8.6.2$Windows_X86_64 LibreOffice_project/6d98ba145e9a8a39fc57bcc76981d1fb1316c60c</meta:generator>
    <meta:document-statistic meta:table-count="1" meta:image-count="0" meta:object-count="0" meta:page-count="1" meta:paragraph-count="5" meta:word-count="2332" meta:character-count="11670" meta:non-whitespace-character-count="9333"/>
  </office:meta>
</office:document-meta>
</file>